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ase 1</text:p>
          </table:table-cell>
          <table:table-cell office:value-type="string" calcext:value-type="string">
            <text:p>offered load = 0.8</text:p>
          </table:table-cell>
          <table:table-cell/>
          <table:table-cell office:value-type="string" calcext:value-type="string">
            <text:p>number customers = 10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 utilization</text:p>
          </table:table-cell>
          <table:table-cell table:number-columns-repeated="2"/>
          <table:table-cell office:value-type="string" calcext:value-type="string">
            <text:p>proportion customers lost</text:p>
          </table:table-cell>
          <table:table-cell table:number-columns-repeated="2"/>
          <table:table-cell office:value-type="string" calcext:value-type="string">
            <text:p>average wait time carried customers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/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/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443372407920764" calcext:value-type="float">
            <text:p>0.443372407920764</text:p>
          </table:table-cell>
          <table:table-cell table:number-columns-repeated="2"/>
          <table:table-cell office:value-type="float" office:value="0.44373" calcext:value-type="float">
            <text:p>0.4437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637963055753247" calcext:value-type="float">
            <text:p>0.637963055753247</text:p>
          </table:table-cell>
          <table:table-cell table:number-columns-repeated="2"/>
          <table:table-cell office:value-type="float" office:value="0.19959" calcext:value-type="float">
            <text:p>0.19959</text:p>
          </table:table-cell>
          <table:table-cell table:number-columns-repeated="2"/>
          <table:table-cell office:value-type="float" office:value="0.311726449613646" calcext:value-type="float">
            <text:p>0.311726449613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14981546373599" calcext:value-type="float">
            <text:p>0.714981546373599</text:p>
          </table:table-cell>
          <table:table-cell table:number-columns-repeated="2"/>
          <table:table-cell office:value-type="float" office:value="0.10296" calcext:value-type="float">
            <text:p>0.10296</text:p>
          </table:table-cell>
          <table:table-cell table:number-columns-repeated="2"/>
          <table:table-cell office:value-type="float" office:value="0.660050295010785" calcext:value-type="float">
            <text:p>0.6600502950107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769276274522811" calcext:value-type="float">
            <text:p>0.769276274522811</text:p>
          </table:table-cell>
          <table:table-cell table:number-columns-repeated="2"/>
          <table:table-cell office:value-type="float" office:value="0.03484" calcext:value-type="float">
            <text:p>0.03484</text:p>
          </table:table-cell>
          <table:table-cell table:number-columns-repeated="2"/>
          <table:table-cell office:value-type="float" office:value="1.19592486583925" calcext:value-type="float">
            <text:p>1.195924865839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792462323287647" calcext:value-type="float">
            <text:p>0.792462323287647</text:p>
          </table:table-cell>
          <table:table-cell table:number-columns-repeated="2"/>
          <table:table-cell office:value-type="float" office:value="0.00575" calcext:value-type="float">
            <text:p>0.00575</text:p>
          </table:table-cell>
          <table:table-cell table:number-columns-repeated="2"/>
          <table:table-cell office:value-type="float" office:value="1.71747375246176" calcext:value-type="float">
            <text:p>1.717473752461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796909836251132" calcext:value-type="float">
            <text:p>0.796909836251132</text:p>
          </table:table-cell>
          <table:table-cell table:number-columns-repeated="2"/>
          <table:table-cell office:value-type="float" office:value="0.00017" calcext:value-type="float">
            <text:p>0.00017</text:p>
          </table:table-cell>
          <table:table-cell table:number-columns-repeated="2"/>
          <table:table-cell office:value-type="float" office:value="1.94081139444109" calcext:value-type="float">
            <text:p>1.940811394441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.797045333957905" calcext:value-type="float">
            <text:p>0.7970453339579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95189906309966" calcext:value-type="float">
            <text:p>1.95189906309966</text:p>
          </table:table-cell>
        </table:table-row>
        <table:table-row table:style-name="ro1">
          <table:table-cell office:value-type="string" calcext:value-type="string">
            <text:p>infinity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se 2</text:p>
          </table:table-cell>
          <table:table-cell office:value-type="string" calcext:value-type="string">
            <text:p>offered load = 1.2</text:p>
          </table:table-cell>
          <table:table-cell/>
          <table:table-cell office:value-type="string" calcext:value-type="string">
            <text:p>number customers = 10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 utilization</text:p>
          </table:table-cell>
          <table:table-cell table:number-columns-repeated="2"/>
          <table:table-cell office:value-type="string" calcext:value-type="string">
            <text:p>proportion customers lost</text:p>
          </table:table-cell>
          <table:table-cell table:number-columns-repeated="2"/>
          <table:table-cell office:value-type="string" calcext:value-type="string">
            <text:p>average wait time carried customers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/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/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543947573386236" calcext:value-type="float">
            <text:p>0.543947573386236</text:p>
          </table:table-cell>
          <table:table-cell table:number-columns-repeated="2"/>
          <table:table-cell office:value-type="float" office:value="0.54503" calcext:value-type="float">
            <text:p>0.5450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797635147505025" calcext:value-type="float">
            <text:p>0.797635147505025</text:p>
          </table:table-cell>
          <table:table-cell table:number-columns-repeated="2"/>
          <table:table-cell office:value-type="float" office:value="0.33284" calcext:value-type="float">
            <text:p>0.33284</text:p>
          </table:table-cell>
          <table:table-cell table:number-columns-repeated="2"/>
          <table:table-cell office:value-type="float" office:value="0.417748524368096" calcext:value-type="float">
            <text:p>0.417748524368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91905684378895" calcext:value-type="float">
            <text:p>0.891905684378895</text:p>
          </table:table-cell>
          <table:table-cell table:number-columns-repeated="2"/>
          <table:table-cell office:value-type="float" office:value="0.25399" calcext:value-type="float">
            <text:p>0.25399</text:p>
          </table:table-cell>
          <table:table-cell table:number-columns-repeated="2"/>
          <table:table-cell office:value-type="float" office:value="1.00316332935241" calcext:value-type="float">
            <text:p>1.00316332935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959897636592173" calcext:value-type="float">
            <text:p>0.959897636592173</text:p>
          </table:table-cell>
          <table:table-cell table:number-columns-repeated="2"/>
          <table:table-cell office:value-type="float" office:value="0.19712" calcext:value-type="float">
            <text:p>0.19712</text:p>
          </table:table-cell>
          <table:table-cell table:number-columns-repeated="2"/>
          <table:table-cell office:value-type="float" office:value="2.38536632548293" calcext:value-type="float">
            <text:p>2.385366325482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99252468733774" calcext:value-type="float">
            <text:p>0.99252468733774</text:p>
          </table:table-cell>
          <table:table-cell table:number-columns-repeated="2"/>
          <table:table-cell office:value-type="float" office:value="0.16983" calcext:value-type="float">
            <text:p>0.16983</text:p>
          </table:table-cell>
          <table:table-cell table:number-columns-repeated="2"/>
          <table:table-cell office:value-type="float" office:value="5.68402612515239" calcext:value-type="float">
            <text:p>5.684026125152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999662228303333" calcext:value-type="float">
            <text:p>0.999662228303333</text:p>
          </table:table-cell>
          <table:table-cell table:number-columns-repeated="2"/>
          <table:table-cell office:value-type="float" office:value="0.16386" calcext:value-type="float">
            <text:p>0.16386</text:p>
          </table:table-cell>
          <table:table-cell table:number-columns-repeated="2"/>
          <table:table-cell office:value-type="float" office:value="13.3160636900466" calcext:value-type="float">
            <text:p>13.31606369004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.00029587934383" calcext:value-type="float">
            <text:p>1.00029587934383</text:p>
          </table:table-cell>
          <table:table-cell table:number-columns-repeated="2"/>
          <table:table-cell office:value-type="float" office:value="0.16333" calcext:value-type="float">
            <text:p>0.16333</text:p>
          </table:table-cell>
          <table:table-cell table:number-columns-repeated="2"/>
          <table:table-cell office:value-type="float" office:value="29.2412930636757" calcext:value-type="float">
            <text:p>29.2412930636757</text:p>
          </table:table-cell>
        </table:table-row>
        <table:table-row table:style-name="ro1"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infinit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07:36:51.115000000</meta:creation-date>
    <meta:generator>LibreOffice/6.1.3.2$Windows_X86_64 LibreOffice_project/86daf60bf00efa86ad547e59e09d6bb77c699acb</meta:generator>
    <dc:date>2019-08-15T08:01:06.751000000</dc:date>
    <meta:editing-duration>PT13M33S</meta:editing-duration>
    <meta:editing-cycles>3</meta:editing-cycles>
    <meta:document-statistic meta:table-count="1" meta:cell-count="89" meta:object-count="0"/>
  </office:meta>
</office:document-meta>
</file>